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, 'Century Gothic', 'Times New Roman'" style:font-family-generic="roman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465in" fo:margin-left="-0.075in" table:align="left" style:writing-mode="lr-tb"/>
    </style:style>
    <style:style style:name="Table1.A" style:family="table-column">
      <style:table-column-properties style:column-width="2.2125in"/>
    </style:style>
    <style:style style:name="Table1.B" style:family="table-column">
      <style:table-column-properties style:column-width="2.2167in"/>
    </style:style>
    <style:style style:name="Table1.C" style:family="table-column">
      <style:table-column-properties style:column-width="2.21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size="12pt" style:font-size-asian="12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weight-complex="bold"/>
    </style:style>
    <style:style style:name="P6" style:family="paragraph" style:parent-style-name="Standard">
      <style:paragraph-properties fo:margin-left="0.1972in" fo:margin-right="0in" fo:text-align="justify" style:justify-single-word="false" fo:text-indent="-0.1972in" style:auto-text-indent="false"/>
      <style:text-properties fo:font-size="12pt" style:font-size-asian="12pt" style:font-weight-complex="bold"/>
    </style:style>
    <style:style style:name="P7" style:family="paragraph" style:parent-style-name="Standard">
      <style:text-properties fo:font-size="12pt" fo:language="en" fo:country="US" style:font-size-asian="12pt"/>
    </style:style>
    <style:style style:name="P8" style:family="paragraph" style:parent-style-name="Standard">
      <style:paragraph-properties fo:text-align="justify" style:justify-single-word="false"/>
      <style:text-properties fo:font-size="12pt" fo:language="en" fo:country="US" style:font-size-asian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language="en" fo:country="US" style:font-size-asian="12pt"/>
    </style:style>
    <style:style style:name="P10" style:family="paragraph" style:parent-style-name="Standard"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weight-complex="bold"/>
    </style:style>
    <style:style style:name="P12" style:family="paragraph" style:parent-style-name="Standard">
      <style:paragraph-properties fo:margin-left="0.1972in" fo:margin-right="0in" fo:text-align="justify" style:justify-single-word="false"/>
      <style:text-properties fo:font-weight="bold" style:font-weight-asian="bold"/>
    </style:style>
    <style:style style:name="P13" style:family="paragraph" style:parent-style-name="Standard">
      <style:paragraph-properties fo:margin-left="0.1972in" fo:margin-right="0in" fo:text-align="justify" style:justify-single-word="false" fo:text-indent="-0.1972in" style:auto-text-indent="false"/>
      <style:text-properties fo:font-weight="bold" style:font-weight-asian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 style:list-style-name="WW8Num1">
      <style:paragraph-properties fo:margin-left="0.1972in" fo:margin-right="-0.0008in" fo:text-align="justify" style:justify-single-word="false" fo:text-indent="-0.1972in" style:auto-text-indent="false">
        <style:tab-stops/>
      </style:paragraph-properties>
    </style:style>
    <style:style style:name="P16" style:family="paragraph" style:parent-style-name="Standard" style:list-style-name="WW8Num1">
      <style:paragraph-properties fo:margin-left="0.1972in" fo:margin-right="0in" fo:text-align="justify" style:justify-single-word="false" fo:text-indent="-0.1972in" style:auto-text-indent="false">
        <style:tab-stops/>
      </style:paragraph-properties>
    </style:style>
    <style:style style:name="P17" style:family="paragraph" style:parent-style-name="Standard">
      <style:paragraph-properties fo:margin-left="0.1972in" fo:margin-right="-0.0008in" fo:text-align="justify" style:justify-single-word="false"/>
    </style:style>
    <style:style style:name="P18" style:family="paragraph" style:parent-style-name="Standard">
      <style:paragraph-properties fo:margin-left="0.1972in" fo:margin-right="0in" fo:text-align="justify" style:justify-single-word="false"/>
    </style:style>
    <style:style style:name="P19" style:family="paragraph" style:parent-style-name="Standard">
      <style:paragraph-properties fo:margin-right="-0.0008in" fo:text-align="justify" style:justify-single-word="false"/>
    </style:style>
    <style:style style:name="P20" style:family="paragraph" style:parent-style-name="Standard">
      <style:paragraph-properties fo:margin-left="0.1972in" fo:margin-right="0in" fo:text-align="justify" style:justify-single-word="false" fo:text-indent="-0.1972in" style:auto-text-indent="false"/>
    </style:style>
    <style:style style:name="P21" style:family="paragraph" style:parent-style-name="Standard">
      <style:paragraph-properties fo:margin-left="0.1972in" fo:margin-right="0in" fo:text-align="justify" style:justify-single-word="false" fo:text-indent="-0.1972in" style:auto-text-indent="false"/>
      <style:text-properties fo:language="en" fo:country="US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font-weight="bold" style:font-size-asian="12pt" style:font-weight-asian="bold" style:font-weight-complex="bold"/>
    </style:style>
    <style:style style:name="T4" style:family="text">
      <style:text-properties fo:font-size="12pt" fo:language="en" fo:country="US" fo:font-weight="bold" style:font-size-asian="12pt" style:font-weight-asian="bold"/>
    </style:style>
    <style:style style:name="T5" style:family="text">
      <style:text-properties fo:font-size="12pt" fo:language="en" fo:country="US" fo:font-weight="bold" style:font-size-asian="12pt" style:font-weight-asian="bold" style:font-weight-complex="bold"/>
    </style:style>
    <style:style style:name="T6" style:family="text">
      <style:text-properties fo:font-size="12pt" fo:language="en" fo:country="US" style:font-size-asian="12pt"/>
    </style:style>
    <style:style style:name="T7" style:family="text">
      <style:text-properties fo:font-size="12pt" fo:language="en" fo:country="US" style:font-size-asian="12pt" style:font-weight-complex="bold"/>
    </style:style>
    <style:style style:name="T8" style:family="text">
      <style:text-properties fo:font-size="12pt" fo:language="en" fo:country="US" fo:font-style="italic" fo:font-weight="bold" style:font-size-asian="12pt" style:font-style-asian="italic" style:font-weight-asian="bold"/>
    </style:style>
    <style:style style:name="T9" style:family="text">
      <style:text-properties fo:font-size="12pt" fo:language="en" fo:country="US" fo:font-style="italic" fo:font-weight="bold" style:font-size-asian="12pt" style:font-style-asian="italic" style:font-weight-asian="bold" style:font-weight-complex="bold"/>
    </style:style>
    <style:style style:name="T10" style:family="text">
      <style:text-properties fo:font-size="12pt" fo:language="en" fo:country="US" fo:background-color="#ffff00" loext:char-shading-value="0" style:font-size-asian="12pt" style:font-weight-complex="bold"/>
    </style:style>
    <style:style style:name="T11" style:family="text">
      <style:text-properties fo:font-size="12pt" fo:language="en" fo:country="US" fo:background-color="#ffff00" loext:char-shading-value="0" style:font-size-asian="12pt" style:font-weight-complex="bold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style:font-size-asian="12pt" style:font-weight-complex="bold"/>
    </style:style>
    <style:style style:name="T14" style:family="text">
      <style:text-properties fo:font-size="12pt" fo:background-color="#ffff00" loext:char-shading-value="0" style:font-size-asian="12pt" style:font-weight-complex="bold"/>
    </style:style>
    <style:style style:name="T15" style:family="text">
      <style:text-properties fo:font-size="12pt" fo:background-color="#ffff00" loext:char-shading-value="0" style:font-size-asian="12pt" style:font-weight-complex="bold"/>
    </style:style>
    <style:style style:name="T16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Лабораторная работа №</text:span><text:span text:style-name="T5">1</text:span></text:p>
      <text:p text:style-name="P7"/>
      <text:p text:style-name="P1"><text:span text:style-name="T4">TypeScript</text:span><text:span text:style-name="T2">, </text:span><text:span text:style-name="T4">Angular</text:span><text:span text:style-name="T2"> </text:span></text:p>
      <text:p text:style-name="P10"/>
      <text:p text:style-name="P14"><text:span text:style-name="T3">1 часть</text:span><text:span text:style-name="T13">. На основе предметной области согласно своего варианта спроектировать </text:span><text:span text:style-name="T4">Angular</text:span><text:span text:style-name="T2"> </text:span><text:span text:style-name="T12">приложение. </text:span></text:p>
      <text:p text:style-name="P14"><text:span text:style-name="T13">Сгенерировать шаблон-заготовку приложения можно при помощи </text:span><text:span text:style-name="T12">команды </text:span><text:span text:style-name="T6">angular</text:span><text:span text:style-name="T12"> </text:span><text:span text:style-name="T6">cli</text:span><text:span text:style-name="T12">:</text:span></text:p>
      <text:p text:style-name="P14"><text:span text:style-name="T9">ng</text:span><text:span text:style-name="T7"> new &lt;</text:span><text:span text:style-name="T13">имя</text:span><text:span text:style-name="T7">_</text:span><text:span text:style-name="T13">приложения</text:span><text:span text:style-name="T7">&gt; --no-standalone</text:span></text:p>
      <text:p text:style-name="P8"/>
      <text:p text:style-name="P14"><text:span text:style-name="T13">Корневой компонент приложения - </text:span><text:span text:style-name="T7">app</text:span><text:span text:style-name="T13">.</text:span><text:span text:style-name="T7">component</text:span><text:span text:style-name="T13"> (генерируется автоматически при создании приложения и размещается в папке </text:span><text:span text:style-name="T6">src</text:span><text:span text:style-name="T12">\</text:span><text:span text:style-name="T6">app</text:span><text:span text:style-name="T13">). В </text:span><text:span text:style-name="T7">app</text:span><text:span text:style-name="T13">.</text:span><text:span text:style-name="T7">component</text:span><text:span text:style-name="T13">.</text:span><text:span text:style-name="T7">html</text:span><text:span text:style-name="T13"> (</text:span><text:span text:style-name="T7">html</text:span><text:span text:style-name="T13"> шаблоне корневого компонента) </text:span><text:span text:style-name="T15">разместить </text:span><text:span text:style-name="T11">bootstrap</text:span><text:span text:style-name="T15"> компонент jumbotron, с описанием функционала приложения </text:span><text:span text:style-name="T13">(необходимо также добавить </text:span><text:span text:style-name="T7">bootstrap</text:span><text:span text:style-name="T13"> зависимость в файл </text:span><text:span text:style-name="T7">package</text:span><text:span text:style-name="T13">.</text:span><text:span text:style-name="T7">json</text:span><text:span text:style-name="T13">).</text:span></text:p>
      <text:p text:style-name="P14"><text:span text:style-name="T12">В папке проекта </text:span><text:span text:style-name="T6">src</text:span><text:span text:style-name="T12">\</text:span><text:span text:style-name="T6">app</text:span><text:span text:style-name="T12"> сгенерировать </text:span><text:span text:style-name="T2">модуль</text:span><text:span text:style-name="T12"> с названием согласно варианта задания. Это можно сделать командой </text:span><text:span text:style-name="T6">angular</text:span><text:span text:style-name="T12"> </text:span><text:span text:style-name="T6">cli</text:span><text:span text:style-name="T12">:</text:span></text:p>
      <text:p text:style-name="P14"><text:span text:style-name="T8">ng</text:span><text:span text:style-name="T6"> generate module &lt;</text:span><text:span text:style-name="T12">имя</text:span><text:span text:style-name="T6">_</text:span><text:span text:style-name="T12">модуля</text:span><text:span text:style-name="T6">&gt; --module=app </text:span></text:p>
      <text:p text:style-name="P9"/>
      <text:p text:style-name="P14"><text:span text:style-name="T12">Перейти в папку </text:span><text:span text:style-name="T6">src</text:span><text:span text:style-name="T12">\</text:span><text:span text:style-name="T6">app</text:span><text:span text:style-name="T12">\имя_модуля и сгенерировать </text:span><text:span text:style-name="T2">компоненты</text:span><text:span text:style-name="T12"> согласно варианта задания:</text:span></text:p>
      <text:p text:style-name="P14"><text:span text:style-name="T8">ng</text:span><text:span text:style-name="T4"> </text:span><text:span text:style-name="T6">generate component &lt;</text:span><text:span text:style-name="T12">имя</text:span><text:span text:style-name="T6">_</text:span><text:span text:style-name="T12">компонента</text:span><text:span text:style-name="T6">&gt;</text:span></text:p>
      <text:p text:style-name="P8"/>
      <text:p text:style-name="P14"><text:span text:style-name="T13">Для взаимодействия с данными в папке </text:span><text:span text:style-name="T6">src</text:span><text:span text:style-name="T12">\</text:span><text:span text:style-name="T6">app</text:span><text:span text:style-name="T12">\имя_модуля создать папку </text:span><text:span text:style-name="T6">services</text:span><text:span text:style-name="T12"> и в ней сгенерировать </text:span><text:span text:style-name="T2">сервис</text:span><text:span text:style-name="T12"> при помощи команды:</text:span></text:p>
      <text:p text:style-name="P14"><text:span text:style-name="T8">ng</text:span><text:span text:style-name="T6"> generate service &lt;</text:span><text:span text:style-name="T12">имя</text:span><text:span text:style-name="T6">_</text:span><text:span text:style-name="T12">модуля</text:span><text:span text:style-name="T6">&gt;</text:span></text:p>
      <text:p text:style-name="P8"/>
      <text:p text:style-name="P14"><text:span text:style-name="T13">Для осуществления </text:span><text:span text:style-name="T3">маршрутизации</text:span><text:span text:style-name="T13"> в приложении в корень проекта (на одном уровне с </text:span><text:span text:style-name="T7">app</text:span><text:span text:style-name="T13">.</text:span><text:span text:style-name="T7">component</text:span><text:span text:style-name="T13">) добавить модуль </text:span><text:span text:style-name="T7">AppRoutingModule</text:span><text:span text:style-name="T13">. Это можно сделать командой:</text:span></text:p>
      <text:p text:style-name="P14"><text:span text:style-name="T8">ng</text:span><text:span text:style-name="T6"> generate module app-routing <text:s/>--flat --module=app</text:span></text:p>
      <text:p text:style-name="P14"><text:span text:style-name="T13">В </text:span><text:span text:style-name="T7">app</text:span><text:span text:style-name="T13">.</text:span><text:span text:style-name="T7">component</text:span><text:span text:style-name="T13">.</text:span><text:span text:style-name="T7">html</text:span><text:span text:style-name="T13"> разместить директиву &lt;</text:span><text:span text:style-name="T7">router</text:span><text:span text:style-name="T13">-</text:span><text:span text:style-name="T7">outlet</text:span><text:span text:style-name="T13">&gt; &lt;/</text:span><text:span text:style-name="T7">router</text:span><text:span text:style-name="T13">-</text:span><text:span text:style-name="T7">outlet</text:span><text:span text:style-name="T13">&gt; (На место элемента &lt;</text:span><text:span text:style-name="T7">router</text:span><text:span text:style-name="T13">-</text:span><text:span text:style-name="T7">outlet</text:span><text:span text:style-name="T13">&gt; будет рендериться компонент, выбранный для обработки запроса.).</text:span></text:p>
      <text:p text:style-name="P5">Для обработки дочерних маршрутов в папке src\app\имя_модуля добавить модуль имя_модуляRoutingModule командой<text:span text:style-name="T13"/></text:p>
      <text:p text:style-name="P5">ng generate module имя_модуля-routing <text:s/>--flat --module= имя_модуля<text:span text:style-name="T13"/></text:p>
      <text:p text:style-name="P11"/>
      <text:p text:style-name="P14"><text:span text:style-name="T3">2</text:span><text:span text:style-name="T5"> </text:span><text:span text:style-name="T3">часть</text:span><text:span text:style-name="T13">. Разработать форму (template-driven form) для добавления новых элементов (согласно варианта), обновления и удаления элементов. Добавить ссылку на форму в приложение. </text:span></text:p>
      <text:p text:style-name="P5"/>
      <text:p text:style-name="P14"><text:span text:style-name="T3">3 часть</text:span><text:span text:style-name="T13">. Развернуть приложение на облачной платформе </text:span><text:span text:style-name="T12">Firebase</text:span><text:span text:style-name="T13"> (см. руководство </text:span><text:span text:style-name="T12">Firebase</text:span><text:span text:style-name="T13">).</text:span></text:p>
      <text:p text:style-name="P14"><text:span text:style-name="T13">Добавить к </text:span><text:span text:style-name="T12">Firebase</text:span><text:span text:style-name="T13"> проекту </text:span><text:span text:style-name="T12">NoSQL базу данных Cloud Firestore (см. руководство Cloud Firestore). В базе Cloud Firestore создать коллекцию согласно варианта задания, например, </text:span><text:span text:style-name="T6">list</text:span><text:span text:style-name="T12">-</text:span><text:span text:style-name="T6">subjects</text:span><text:span text:style-name="T12">. <text:s/>В коллекцию добавить документы, с полями, соответствующими варианту.</text:span></text:p>
      <text:p text:style-name="P5"><text:s text:c="2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Срок выдачи задания:</text:p>
          </table:table-cell>
          <table:table-cell table:style-name="Table1.A1" office:value-type="string">
            <text:p text:style-name="P3">Срок сдачи задания:</text:p>
          </table:table-cell>
        </table:table-row>
        <table:table-row table:style-name="Table1.1">
          <table:table-cell table:style-name="Table1.A1" office:value-type="string">
            <text:p text:style-name="P14"><text:span text:style-name="T6">11 </text:span><text:span text:style-name="T12">группа</text:span></text:p>
          </table:table-cell>
          <table:table-cell table:style-name="Table1.A1" office:value-type="string">
            <text:p text:style-name="P14"><text:span text:style-name="T12">04.09.</text:span><text:span text:style-name="T6">2</text:span><text:span text:style-name="T12">4</text:span></text:p>
          </table:table-cell>
          <table:table-cell table:style-name="Table1.A1" office:value-type="string">
            <text:p text:style-name="P14"><text:span text:style-name="T12">09.09.24/12.09.24</text:span><text:span text:style-name="T13"> – структура приложения, навигация; </text:span></text:p>
            <text:p text:style-name="P14"><text:span text:style-name="T13">16.09.24</text:span><text:span text:style-name="T12">/19.09.24</text:span><text:span text:style-name="T13"> - форма для редактирования;</text:span></text:p>
            <text:p text:style-name="P14"><text:span text:style-name="T13">23.09.24</text:span><text:span text:style-name="T12">/26.09.24</text:span><text:span text:style-name="T13"> – проект на </text:span><text:span text:style-name="T7">Firebase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6">12</text:span><text:span text:style-name="T12"> группа</text:span></text:p>
          </table:table-cell>
          <table:table-cell table:style-name="Table1.A1" office:value-type="string">
            <text:p text:style-name="P14"><text:span text:style-name="T12">02.09.</text:span><text:span text:style-name="T6">2</text:span><text:span text:style-name="T12">4</text:span></text:p>
          </table:table-cell>
          <table:table-cell table:style-name="Table1.A1" office:value-type="string">
            <text:p text:style-name="P14"><text:span text:style-name="T12">09.09.24/12.09.24</text:span><text:span text:style-name="T13"> – структура приложения, навигация; </text:span></text:p>
            <text:p text:style-name="P14"><text:soft-page-break/><text:span text:style-name="T13">16.09.24</text:span><text:span text:style-name="T12">/19.09.24</text:span><text:span text:style-name="T13"> - форма для редактирования;</text:span></text:p>
            <text:p text:style-name="P14"><text:span text:style-name="T13">23.09.24</text:span><text:span text:style-name="T12">/26.09.24</text:span><text:span text:style-name="T13"> – проект на </text:span><text:span text:style-name="T7">Firebase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6">1</text:span><text:span text:style-name="T12">3 группа</text:span></text:p>
          </table:table-cell>
          <table:table-cell table:style-name="Table1.A1" office:value-type="string">
            <text:p text:style-name="P14"><text:span text:style-name="T12">02.09.</text:span><text:span text:style-name="T6">2</text:span><text:span text:style-name="T12">4</text:span></text:p>
          </table:table-cell>
          <table:table-cell table:style-name="Table1.A1" office:value-type="string">
            <text:p text:style-name="P14"><text:span text:style-name="T12">09.09.24</text:span><text:span text:style-name="T13"> – структура приложения, навигация; </text:span></text:p>
            <text:p text:style-name="P14"><text:span text:style-name="T13">16.09.24 - форма для редактирования;</text:span></text:p>
            <text:p text:style-name="P14"><text:span text:style-name="T13">23.09.24 – проект на </text:span><text:span text:style-name="T7">Firebase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2">14 группа</text:span></text:p>
          </table:table-cell>
          <table:table-cell table:style-name="Table1.A1" office:value-type="string">
            <text:p text:style-name="P14"><text:span text:style-name="T12">03.09.</text:span><text:span text:style-name="T6">2</text:span><text:span text:style-name="T12">4</text:span></text:p>
          </table:table-cell>
          <table:table-cell table:style-name="Table1.A1" office:value-type="string">
            <text:p text:style-name="P14"><text:span text:style-name="T12">11.09.24</text:span><text:span text:style-name="T13"> – структура приложения, навигация; </text:span></text:p>
            <text:p text:style-name="P14"><text:span text:style-name="T13">18.09.24 - форма для редактирования;</text:span></text:p>
            <text:p text:style-name="P14"><text:span text:style-name="T13">25.09.24 – проект на </text:span><text:span text:style-name="T7">Firebase</text:span></text:p>
          </table:table-cell>
        </table:table-row>
      </table:table>
      <text:p text:style-name="P3"><text:line-break/><text:span text:style-name="T12"/></text:p>
      <text:p text:style-name="P14"><text:span text:style-name="T12">Максимальное количество баллов за работу – 60. </text:span></text:p>
      <text:p text:style-name="P3"/>
      <text:p text:style-name="P3">Дата сдачи</text:p>
      <text:p text:style-name="P14"><text:span text:style-name="T12">До указанной даты – коэффициент 1, опоздание до 1 недели – коэффициент 0,6, позже – коэффициент 0,4.</text:span></text:p>
      <text:p text:style-name="P2"/>
      <text:p text:style-name="P14">Варианты:</text:p>
      <text:list text:style-name="WW8Num1">
        <text:list-item>
          <text:p text:style-name="P15"><text:span text:style-name="T1">Факультатив</text:span>. <text:span text:style-name="T13">Создать модуль (</text:span><text:span text:style-name="T7">module</text:span><text:span text:style-name="T13">) с названием </text:span><text:span text:style-name="T7">Subjects</text:span><text:span text:style-name="T13">. В</text:span><text:span text:style-name="T7"> </text:span><text:span text:style-name="T13">этом</text:span><text:span text:style-name="T7"> </text:span><text:span text:style-name="T13">модуле</text:span><text:span text:style-name="T7"> </text:span><text:span text:style-name="T13">разместить</text:span><text:span text:style-name="T7"> </text:span><text:span text:style-name="T13">компоненты</text:span><text:span text:style-name="T7"> (component) SubjectCenter, SubjectList, SubjectDetails. </text:span><text:span text:style-name="T13">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SubjectCenter</text:span><text:span text:style-name="T13">, для которого дочерним подгружается компонент </text:span><text:span text:style-name="T7">SubjectList</text:span><text:span text:style-name="T13">. При нажатии на один из элементов списка </text:span><text:span text:style-name="T7">SubjectList</text:span><text:span text:style-name="T13"> подгружается соответствующий компонент </text:span><text:span text:style-name="T7">SubjectDetails</text:span><text:span text:style-name="T13">. </text:span></text:p>
        </text:list-item>
      </text:list>
      <text:p text:style-name="P17"><text:span text:style-name="T13">Список курсов хранить в приложении в файле </text:span><text:span text:style-name="T7">mock</text:span><text:span text:style-name="T13">-</text:span><text:span text:style-name="T7">subject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Subjects</text:span><text:span text:style-name="T13">: </text:span><text:span text:style-name="T7">Subject</text:span><text:span text:style-name="T13"> [] = [ { </text:span><text:span text:style-name="T7">id</text:span><text:span text:style-name="T13">: 1, </text:span><text:span text:style-name="T7">name</text:span><text:span text:style-name="T13">: '</text:span><text:span text:style-name="T7">Math</text:span><text:span text:style-name="T13">', </text:span><text:span text:style-name="T7">teacher</text:span><text:span text:style-name="T13">: '</text:span><text:span text:style-name="T7">Drozd</text:span><text:span text:style-name="T13">' }, … ]</text:span></text:p>
      <text:p text:style-name="P17"/>
      <text:list text:continue-numbering="true" text:style-name="WW8Num1">
        <text:list-item>
          <text:p text:style-name="P16"><text:span text:style-name="T1">Платежи. </text:span><text:span text:style-name="T13">Создать модуль (</text:span><text:span text:style-name="T7">module</text:span><text:span text:style-name="T13">) с названием </text:span><text:span text:style-name="T7">Accounts</text:span><text:span text:style-name="T13">. В</text:span><text:span text:style-name="T7"> </text:span><text:span text:style-name="T13">этом</text:span><text:span text:style-name="T7"> </text:span><text:span text:style-name="T13">модуле</text:span><text:span text:style-name="T7"> </text:span><text:span text:style-name="T13">разместить</text:span><text:span text:style-name="T7"> </text:span><text:span text:style-name="T13">компоненты</text:span><text:span text:style-name="T7"> (component) AccountCenter, AccountList, AccountDetails. </text:span><text:span text:style-name="T13">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AccountCenter</text:span><text:span text:style-name="T13">, для которого дочерним подгружается компонент </text:span><text:span text:style-name="T7">AccountList</text:span><text:span text:style-name="T13">. При нажатии на один из элементов списка </text:span><text:span text:style-name="T7">AccountList</text:span><text:span text:style-name="T13"> подгружается соответствующий компонент </text:span><text:span text:style-name="T7">AccountDetails</text:span><text:span text:style-name="T13">. Список счетов хранить в приложении в файле </text:span><text:span text:style-name="T7">mock</text:span><text:span text:style-name="T13">-</text:span><text:span text:style-name="T7">account</text:span><text:span text:style-name="T13">-</text:span><text:span text:style-name="T7">list</text:span><text:span text:style-name="T13">.</text:span><text:span text:style-name="T7">ts</text:span><text:span text:style-name="T13">. в виде массива: </text:span></text:p>
        </text:list-item>
      </text:list>
      <text:p text:style-name="P18"><text:span text:style-name="T7">Accounts: Account [] = [ { id: 1, sum: 'Math', owner: 'Drozd' }, … ]</text:span><text:span text:style-name="T7"/></text:p>
      <text:p text:style-name="P21"/>
      <text:list text:continue-numbering="true" text:style-name="WW8Num1">
        <text:list-item>
          <text:p text:style-name="P15"><text:span text:style-name="T1">Больница</text:span>. <text:span text:style-name="T13">Создать модуль (</text:span><text:span text:style-name="T7">module</text:span><text:span text:style-name="T13">) с названием </text:span><text:span text:style-name="T7">Prescriptions</text:span><text:span text:style-name="T13">. В</text:span><text:span text:style-name="T7"> </text:span><text:span text:style-name="T13">этом</text:span><text:span text:style-name="T7"> </text:span><text:span text:style-name="T13">модуле</text:span><text:span text:style-name="T7"> </text:span><text:span text:style-name="T13">разместить</text:span><text:span text:style-name="T7"> </text:span><text:span text:style-name="T13">компоненты</text:span><text:span text:style-name="T7"> (component) PrescriptionCenter, PrescriptionList, PrescriptionDetails. </text:span><text:span text:style-name="T13">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PrescriptionCenter</text:span><text:span text:style-name="T13">, для которого дочерним подгружается компонент </text:span><text:span text:style-name="T7">PrescriptionList</text:span><text:span text:style-name="T13">. При нажатии на один из элементов списка </text:span><text:span text:style-name="T7">PrescriptionList</text:span><text:span text:style-name="T13"> подгружается соответствующий компонент </text:span><text:span text:style-name="T7">PrescriptionDetails</text:span><text:span text:style-name="T13">. </text:span></text:p>
        </text:list-item>
      </text:list>
      <text:p text:style-name="P18"><text:span text:style-name="T13">Список назначений хранить в приложении в файле </text:span><text:span text:style-name="T7">mock</text:span><text:span text:style-name="T13">-</text:span><text:span text:style-name="T7">prescription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Prescriptions</text:span><text:span text:style-name="T13">: </text:span><text:span text:style-name="T7">Prescription</text:span><text:span text:style-name="T13"> [] = [ { </text:span><text:span text:style-name="T7">id</text:span><text:span text:style-name="T13">: 1, </text:span><text:span text:style-name="T7">description</text:span><text:span text:style-name="T13">: '</text:span><text:span text:style-name="T7">pill</text:span><text:span text:style-name="T13">', </text:span><text:span text:style-name="T7">doctor</text:span><text:span text:style-name="T13">: '</text:span><text:span text:style-name="T7">Drozd</text:span><text:span text:style-name="T13">', </text:span><text:span text:style-name="T7">patient</text:span><text:span text:style-name="T13">: ‘</text:span><text:span text:style-name="T7">Linev</text:span><text:span text:style-name="T13">’ }, … ]</text:span></text:p>
      <text:p text:style-name="P6"/>
      <text:list text:continue-numbering="true" text:style-name="WW8Num1">
        <text:list-item>
          <text:p text:style-name="P15"><text:span text:style-name="T1">Вступительные экзамены</text:span>. <text:span text:style-name="T13">Создать модуль (</text:span><text:span text:style-name="T7">module</text:span><text:span text:style-name="T13">) с названием </text:span><text:span text:style-name="T7">Exams</text:span><text:span text:style-name="T13">. В этом модуле разместить компоненты (</text:span><text:span text:style-name="T7">component</text:span><text:span text:style-name="T13">) </text:span><text:span text:style-name="T7">ExamCenter</text:span><text:span text:style-name="T13">, </text:span><text:span text:style-name="T7">ExamList</text:span><text:span text:style-name="T13">, </text:span><text:span text:style-name="T7">ExamDetails</text:span><text:span text:style-name="T13">. 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</text:span><text:soft-page-break/><text:span text:style-name="T13">отображается компонент </text:span><text:span text:style-name="T7">ExamCenter</text:span><text:span text:style-name="T13">, для которого дочерним подгружается компонент </text:span><text:span text:style-name="T7">ExamList</text:span><text:span text:style-name="T13">. При нажатии на один из элементов списка </text:span><text:span text:style-name="T7">ExamList</text:span><text:span text:style-name="T13"> подгружается соответствующий компонент </text:span><text:span text:style-name="T7">ExamDetails</text:span><text:span text:style-name="T13">. </text:span></text:p>
        </text:list-item>
      </text:list>
      <text:p text:style-name="P18"><text:span text:style-name="T13">Список результатов экзаменов хранить в приложении в файле </text:span><text:span text:style-name="T7">mock</text:span><text:span text:style-name="T13">-</text:span><text:span text:style-name="T7">exam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Exams</text:span><text:span text:style-name="T13">: </text:span><text:span text:style-name="T7">Exam</text:span><text:span text:style-name="T13"> [] = [ { </text:span><text:span text:style-name="T7">id</text:span><text:span text:style-name="T13">: 1, </text:span><text:span text:style-name="T7">name</text:span><text:span text:style-name="T13">: '</text:span><text:span text:style-name="T7">Math</text:span><text:span text:style-name="T13">', </text:span><text:span text:style-name="T7">mark</text:span><text:span text:style-name="T13">: '10', </text:span><text:span text:style-name="T7">enrollee</text:span><text:span text:style-name="T13">: ‘</text:span><text:span text:style-name="T7">Rudnev</text:span><text:span text:style-name="T13">’ }, … ]</text:span></text:p>
      <text:p text:style-name="P20"/>
      <text:list text:continue-numbering="true" text:style-name="WW8Num1">
        <text:list-item>
          <text:p text:style-name="P15"><text:span text:style-name="T1">Библиотека</text:span>. <text:span text:style-name="T13">Создать модуль (</text:span><text:span text:style-name="T7">module</text:span><text:span text:style-name="T13">) с названием </text:span><text:span text:style-name="T7">Books</text:span><text:span text:style-name="T13">. В этом модуле разместить компоненты (</text:span><text:span text:style-name="T7">component</text:span><text:span text:style-name="T13">) </text:span><text:span text:style-name="T7">BookCenter</text:span><text:span text:style-name="T13">, </text:span><text:span text:style-name="T7">BookList</text:span><text:span text:style-name="T13">, </text:span><text:span text:style-name="T7">BookDetails</text:span><text:span text:style-name="T13">. 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BookCenter</text:span><text:span text:style-name="T13">, для которого дочерним подгружается компонент </text:span><text:span text:style-name="T7">BookList</text:span><text:span text:style-name="T13">. При нажатии на один из элементов списка </text:span><text:span text:style-name="T7">BookList</text:span><text:span text:style-name="T13"> подгружается соответствующий компонент </text:span><text:span text:style-name="T7">BookDetails</text:span><text:span text:style-name="T13">. </text:span></text:p>
        </text:list-item>
      </text:list>
      <text:p text:style-name="P18"><text:span text:style-name="T13">Список книг хранить в приложении в файле </text:span><text:span text:style-name="T7">mock</text:span><text:span text:style-name="T13">-</text:span><text:span text:style-name="T7">book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Books</text:span><text:span text:style-name="T13">: </text:span><text:span text:style-name="T7">Book</text:span><text:span text:style-name="T13"> [] = [ { </text:span><text:span text:style-name="T7">id</text:span><text:span text:style-name="T13">: 1, </text:span><text:span text:style-name="T7">name</text:span><text:span text:style-name="T13">: '</text:span><text:span text:style-name="T7">Angular</text:span><text:span text:style-name="T13">', </text:span><text:span text:style-name="T7">author</text:span><text:span text:style-name="T13">: '</text:span><text:span text:style-name="T7">Drozd</text:span><text:span text:style-name="T13">' }, … ]</text:span></text:p>
      <text:p text:style-name="P20"/>
      <text:list text:continue-numbering="true" text:style-name="WW8Num1">
        <text:list-item>
          <text:p text:style-name="P15"><text:span text:style-name="T1">Конструкторское бюро</text:span>. <text:span text:style-name="T13">Создать модуль (</text:span><text:span text:style-name="T7">module</text:span><text:span text:style-name="T13">) с названием </text:span><text:span text:style-name="T7">Projects</text:span><text:span text:style-name="T13">. В этом модуле разместить компоненты (</text:span><text:span text:style-name="T7">component</text:span><text:span text:style-name="T13">) </text:span><text:span text:style-name="T7">ProjectCenter</text:span><text:span text:style-name="T13">, </text:span><text:span text:style-name="T7">ProjectList</text:span><text:span text:style-name="T13">, </text:span><text:span text:style-name="T7">ProjectDetails</text:span><text:span text:style-name="T13">. 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ProjectCenter</text:span><text:span text:style-name="T13">, для которого дочерним подгружается компонент </text:span><text:span text:style-name="T7">ProjectList</text:span><text:span text:style-name="T13">. При нажатии на один из элементов списка </text:span><text:span text:style-name="T7">ProjectList</text:span><text:span text:style-name="T13"> подгружается соответствующий компонент </text:span><text:span text:style-name="T7">ProjectDetails</text:span><text:span text:style-name="T13">. </text:span></text:p>
        </text:list-item>
      </text:list>
      <text:p text:style-name="P18"><text:span text:style-name="T13">Список проектов хранить в приложении в файле </text:span><text:span text:style-name="T7">mock</text:span><text:span text:style-name="T13">-</text:span><text:span text:style-name="T7">project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Projects</text:span><text:span text:style-name="T13">: </text:span><text:span text:style-name="T7">Project</text:span><text:span text:style-name="T13"> [] = [ { </text:span><text:span text:style-name="T7">id</text:span><text:span text:style-name="T13">: 1, </text:span><text:span text:style-name="T7">description</text:span><text:span text:style-name="T13">: '</text:span><text:span text:style-name="T7">progr</text:span><text:span text:style-name="T13">', </text:span><text:span text:style-name="T7">customer</text:span><text:span text:style-name="T13">: '</text:span><text:span text:style-name="T7">Drozd</text:span><text:span text:style-name="T13">', </text:span><text:span text:style-name="T7">price</text:span><text:span text:style-name="T13">: 123 }, … ]</text:span></text:p>
      <text:p text:style-name="P20"/>
      <text:list text:continue-numbering="true" text:style-name="WW8Num1">
        <text:list-item>
          <text:p text:style-name="P15"><text:span text:style-name="T1">Телефонная станция</text:span>. <text:span text:style-name="T13">Создать модуль (</text:span><text:span text:style-name="T7">module</text:span><text:span text:style-name="T13">) с названием </text:span><text:span text:style-name="T7">Services</text:span><text:span text:style-name="T13">. В этом модуле разместить компоненты (</text:span><text:span text:style-name="T7">component</text:span><text:span text:style-name="T13">) </text:span><text:span text:style-name="T7">ServiceCenter</text:span><text:span text:style-name="T13">, </text:span><text:span text:style-name="T7">ServiceList</text:span><text:span text:style-name="T13">, </text:span><text:span text:style-name="T7">ServiceDetails</text:span><text:span text:style-name="T13">. 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ServiceCenter</text:span><text:span text:style-name="T13">, для которого дочерним подгружается компонент </text:span><text:span text:style-name="T7">ServiceList</text:span><text:span text:style-name="T13">. При нажатии на один из элементов списка </text:span><text:span text:style-name="T7">ServiceList</text:span><text:span text:style-name="T13"> подгружается соответствующий компонент </text:span><text:span text:style-name="T7">ServicetDetails</text:span><text:span text:style-name="T13">. </text:span></text:p>
        </text:list-item>
      </text:list>
      <text:p text:style-name="P18"><text:span text:style-name="T13">Список сервисов хранить в приложении в файле </text:span><text:span text:style-name="T7">mock</text:span><text:span text:style-name="T13">-</text:span><text:span text:style-name="T7">service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Services</text:span><text:span text:style-name="T13">: </text:span><text:span text:style-name="T7">Service</text:span><text:span text:style-name="T13"> [] = [ { </text:span><text:span text:style-name="T7">id</text:span><text:span text:style-name="T13">: 1, </text:span><text:span text:style-name="T7">description</text:span><text:span text:style-name="T13">: '</text:span><text:span text:style-name="T7">Internet</text:span><text:span text:style-name="T13">', </text:span><text:span text:style-name="T7">price</text:span><text:span text:style-name="T13">: 123 }, … ]</text:span></text:p>
      <text:p text:style-name="P12"/>
      <text:p text:style-name="P13"/>
      <text:list text:continue-numbering="true" text:style-name="WW8Num1">
        <text:list-item>
          <text:p text:style-name="P15"><text:span text:style-name="T1">Автобаза</text:span>. <text:span text:style-name="T13">Создать модуль (</text:span><text:span text:style-name="T7">module</text:span><text:span text:style-name="T13">) с названием </text:span><text:span text:style-name="T7">Trips</text:span><text:span text:style-name="T13">. В этом модуле разместить компоненты (</text:span><text:span text:style-name="T7">component</text:span><text:span text:style-name="T13">) </text:span><text:span text:style-name="T7">TripCenter</text:span><text:span text:style-name="T13">, </text:span><text:span text:style-name="T7">TripList</text:span><text:span text:style-name="T13">, </text:span><text:span text:style-name="T7">TripDetails</text:span><text:span text:style-name="T13">. 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TripCenter</text:span><text:span text:style-name="T13">, для которого дочерним подгружается компонент </text:span><text:span text:style-name="T7">TripList</text:span><text:span text:style-name="T13">. При нажатии на один из элементов списка </text:span><text:span text:style-name="T7">TripList</text:span><text:span text:style-name="T13"> подгружается соответствующий компонент </text:span><text:span text:style-name="T7">TripDetails</text:span><text:span text:style-name="T13">. </text:span></text:p>
        </text:list-item>
      </text:list>
      <text:p text:style-name="P18"><text:span text:style-name="T13">Список рейсов хранить в приложении в файле </text:span><text:span text:style-name="T7">mock</text:span><text:span text:style-name="T13">-</text:span><text:span text:style-name="T7">trip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Trips</text:span><text:span text:style-name="T13">: </text:span><text:span text:style-name="T7">Trip</text:span><text:span text:style-name="T13"> [] = [ { </text:span><text:span text:style-name="T7">id</text:span><text:span text:style-name="T13">: 1, </text:span><text:span text:style-name="T7">description</text:span><text:span text:style-name="T13">: '</text:span><text:span text:style-name="T7">freight</text:span><text:span text:style-name="T13">', </text:span><text:span text:style-name="T7">driver</text:span><text:span text:style-name="T13">: '</text:span><text:span text:style-name="T7">Drozd</text:span><text:span text:style-name="T13">' }, … ]</text:span></text:p>
      <text:p text:style-name="P20"/>
      <text:list text:continue-numbering="true" text:style-name="WW8Num1">
        <text:list-item>
          <text:p text:style-name="P15"><text:span text:style-name="T1">Интернет-магазин</text:span>. <text:span text:style-name="T13">Создать модуль (</text:span><text:span text:style-name="T7">module</text:span><text:span text:style-name="T13">) с названием </text:span><text:span text:style-name="T7">Goods</text:span><text:span text:style-name="T13">. В</text:span><text:span text:style-name="T7"> </text:span><text:span text:style-name="T13">этом</text:span><text:span text:style-name="T7"> </text:span><text:span text:style-name="T13">модуле</text:span><text:span text:style-name="T7"> </text:span><text:span text:style-name="T13">разместить</text:span><text:span text:style-name="T7"> </text:span><text:span text:style-name="T13">компоненты</text:span><text:span text:style-name="T7"> (component) GoodCenter, GoodList, GoodDetails. </text:span><text:span text:style-name="T13">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GoodCenter</text:span><text:span text:style-name="T13">, для которого дочерним подгружается компонент </text:span><text:span text:style-name="T7">GoodList</text:span><text:span text:style-name="T13">. При нажатии на один из элементов списка </text:span><text:span text:style-name="T7">GoodList</text:span><text:span text:style-name="T13"> подгружается соответствующий компонент </text:span><text:span text:style-name="T7">GoodDetails</text:span><text:span text:style-name="T13">. </text:span></text:p>
        </text:list-item>
      </text:list>
      <text:p text:style-name="P18"><text:span text:style-name="T13">Список товаров хранить в приложении в файле </text:span><text:span text:style-name="T7">mock</text:span><text:span text:style-name="T13">-</text:span><text:span text:style-name="T7">good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Goods</text:span><text:span text:style-name="T13">: </text:span><text:span text:style-name="T7">Good</text:span><text:span text:style-name="T13"> [] = [ { </text:span><text:span text:style-name="T7">id</text:span><text:span text:style-name="T13">: 1, </text:span><text:span text:style-name="T7">description</text:span><text:span text:style-name="T13">: '</text:span><text:span text:style-name="T7">pets</text:span><text:span text:style-name="T13">', </text:span><text:span text:style-name="T7">price</text:span><text:span text:style-name="T13">: '123' }, … ]</text:span></text:p>
      <text:p text:style-name="P20"/>
      <text:list text:continue-numbering="true" text:style-name="WW8Num1">
        <text:list-item>
          <text:p text:style-name="P15"><text:soft-page-break/>Система <text:span text:style-name="T1">Ресторан</text:span>. <text:span text:style-name="T13">Создать модуль (</text:span><text:span text:style-name="T7">module</text:span><text:span text:style-name="T13">) с названием </text:span><text:span text:style-name="T7">Menu</text:span><text:span text:style-name="T13">. В этом модуле разместить компоненты (</text:span><text:span text:style-name="T7">component</text:span><text:span text:style-name="T13">) </text:span><text:span text:style-name="T7">MenuCenter</text:span><text:span text:style-name="T13">, </text:span><text:span text:style-name="T7">MenuList</text:span><text:span text:style-name="T13">, </text:span><text:span text:style-name="T7">MenuDetails</text:span><text:span text:style-name="T13">. 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MenuCenter</text:span><text:span text:style-name="T13">, для которого дочерним подгружается компонент </text:span><text:span text:style-name="T7">MenuList</text:span><text:span text:style-name="T13">. При нажатии на один из элементов списка </text:span><text:span text:style-name="T7">MenuList</text:span><text:span text:style-name="T13"> подгружается соответствующий компонент </text:span><text:span text:style-name="T7">MenuDetails</text:span><text:span text:style-name="T13">. </text:span></text:p>
        </text:list-item>
      </text:list>
      <text:p text:style-name="P18"><text:span text:style-name="T13">Меню хранить в приложении в файле </text:span><text:span text:style-name="T7">mock</text:span><text:span text:style-name="T13">-</text:span><text:span text:style-name="T7">menu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Menus</text:span><text:span text:style-name="T13">: </text:span><text:span text:style-name="T7">Menu</text:span><text:span text:style-name="T13"> [] = [ { </text:span><text:span text:style-name="T7">id</text:span><text:span text:style-name="T13">: 1, </text:span><text:span text:style-name="T7">description</text:span><text:span text:style-name="T13">: '</text:span><text:span text:style-name="T7">pie</text:span><text:span text:style-name="T13">', </text:span><text:span text:style-name="T7">price</text:span><text:span text:style-name="T13">: '</text:span><text:span text:style-name="T7">Drozd</text:span><text:span text:style-name="T13">' }, … ]</text:span></text:p>
      <text:p text:style-name="P20"/>
      <text:list text:continue-numbering="true" text:style-name="WW8Num1">
        <text:list-item>
          <text:p text:style-name="P15"><text:span text:style-name="T1">Авиакомпания.</text:span> <text:span text:style-name="T13">Создать модуль (</text:span><text:span text:style-name="T7">module</text:span><text:span text:style-name="T13">) с названием </text:span><text:span text:style-name="T7">Flights</text:span><text:span text:style-name="T13">. В этом модуле разместить компоненты (</text:span><text:span text:style-name="T7">component</text:span><text:span text:style-name="T13">) </text:span><text:span text:style-name="T7">FlightCenter</text:span><text:span text:style-name="T13">, </text:span><text:span text:style-name="T7">FlightList</text:span><text:span text:style-name="T13">, </text:span><text:span text:style-name="T7">FlightDetails</text:span><text:span text:style-name="T13">. 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FlightCenter</text:span><text:span text:style-name="T13">, для которого дочерним подгружается компонент </text:span><text:span text:style-name="T7">FlightList</text:span><text:span text:style-name="T13">. При нажатии на один из элементов списка </text:span><text:span text:style-name="T7">FlightList</text:span><text:span text:style-name="T13"> подгружается соответствующий компонент </text:span><text:span text:style-name="T7">FlightDetails</text:span><text:span text:style-name="T13">. </text:span></text:p>
        </text:list-item>
      </text:list>
      <text:p text:style-name="P18"><text:span text:style-name="T13">Список рейсов хранить в приложении в файле </text:span><text:span text:style-name="T7">mock</text:span><text:span text:style-name="T13">-</text:span><text:span text:style-name="T7">flight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Flights</text:span><text:span text:style-name="T13">: </text:span><text:span text:style-name="T7">Flight</text:span><text:span text:style-name="T13"> [] = [ { </text:span><text:span text:style-name="T7">id</text:span><text:span text:style-name="T13">: 1, </text:span><text:span text:style-name="T7">from</text:span><text:span text:style-name="T13">: '</text:span><text:span text:style-name="T7">Minsk</text:span><text:span text:style-name="T13">', </text:span><text:span text:style-name="T7">to</text:span><text:span text:style-name="T13">: ‘</text:span><text:span text:style-name="T7">London</text:span><text:span text:style-name="T13">’, </text:span><text:span text:style-name="T7">crew</text:span><text:span text:style-name="T13">: '</text:span><text:span text:style-name="T7">asd</text:span><text:span text:style-name="T13">' }, … ]</text:span></text:p>
      <text:p text:style-name="P20"/>
      <text:list text:continue-numbering="true" text:style-name="WW8Num1">
        <text:list-item>
          <text:p text:style-name="P15"><text:span text:style-name="T1">Периодические издания</text:span>. <text:span text:style-name="T13">Создать модуль (</text:span><text:span text:style-name="T7">module</text:span><text:span text:style-name="T13">) с названием </text:span><text:span text:style-name="T7">Periodicals</text:span><text:span text:style-name="T13">. В этом модуле разместить компоненты (</text:span><text:span text:style-name="T7">component</text:span><text:span text:style-name="T13">) </text:span><text:span text:style-name="T7">PeriodicalCenter</text:span><text:span text:style-name="T13">, </text:span><text:span text:style-name="T7">PeriodicalList</text:span><text:span text:style-name="T13">, </text:span><text:span text:style-name="T7">PeriodicalDetails</text:span><text:span text:style-name="T13">. 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PeriodicalCenter</text:span><text:span text:style-name="T13">, для которого дочерним подгружается компонент </text:span><text:span text:style-name="T7">PeriodicalList</text:span><text:span text:style-name="T13">. При нажатии на один из элементов списка </text:span><text:span text:style-name="T7">PeriodicalList</text:span><text:span text:style-name="T13"> подгружается соответствующий компонент </text:span><text:span text:style-name="T7">PeriodicalDetails</text:span><text:span text:style-name="T13">. </text:span></text:p>
        </text:list-item>
      </text:list>
      <text:p text:style-name="P18"><text:span text:style-name="T13">Список изданий хранить в приложении в файле </text:span><text:span text:style-name="T7">mock</text:span><text:span text:style-name="T13">-</text:span><text:span text:style-name="T7">periodical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Periodicals</text:span><text:span text:style-name="T13">: </text:span><text:span text:style-name="T7">Periodical</text:span><text:span text:style-name="T13"> [] = [ { </text:span><text:span text:style-name="T7">id</text:span><text:span text:style-name="T13">: 1, </text:span><text:span text:style-name="T7">name</text:span><text:span text:style-name="T13">: '</text:span><text:span text:style-name="T7">News</text:span><text:span text:style-name="T13">', </text:span><text:span text:style-name="T7">publisher</text:span><text:span text:style-name="T13">: '</text:span><text:span text:style-name="T7">Drozd</text:span><text:span text:style-name="T13">', </text:span><text:span text:style-name="T7">price</text:span><text:span text:style-name="T13">: 123 }, … ]</text:span></text:p>
      <text:p text:style-name="P20"/>
      <text:list text:continue-numbering="true" text:style-name="WW8Num1">
        <text:list-item>
          <text:p text:style-name="P15"><text:span text:style-name="T1">Заказ гостиницы</text:span>. <text:span text:style-name="T13">Создать модуль (</text:span><text:span text:style-name="T7">module</text:span><text:span text:style-name="T13">) с названием </text:span><text:span text:style-name="T7">Apartments</text:span><text:span text:style-name="T13">. В этом модуле разместить компоненты (</text:span><text:span text:style-name="T7">component</text:span><text:span text:style-name="T13">) </text:span><text:span text:style-name="T7">ApartmentCenter</text:span><text:span text:style-name="T13">, </text:span><text:span text:style-name="T7">ApartmentList</text:span><text:span text:style-name="T13">, </text:span><text:span text:style-name="T7">ApartmentDetails</text:span><text:span text:style-name="T13">. 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ApartmentCenter</text:span><text:span text:style-name="T13">, для которого дочерним подгружается компонент </text:span><text:span text:style-name="T7">ApartmentList</text:span><text:span text:style-name="T13">. При нажатии на один из элементов списка </text:span><text:span text:style-name="T7">ApartmentList</text:span><text:span text:style-name="T13"> подгружается соответствующий компонент </text:span><text:span text:style-name="T7">ApartmentDetails</text:span><text:span text:style-name="T13">. </text:span></text:p>
        </text:list-item>
      </text:list>
      <text:p text:style-name="P18"><text:span text:style-name="T13">Список номеров хранить в приложении в файле </text:span><text:span text:style-name="T7">mock</text:span><text:span text:style-name="T13">-</text:span><text:span text:style-name="T7">apartment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Apartments</text:span><text:span text:style-name="T13">: </text:span><text:span text:style-name="T7">Apartment</text:span><text:span text:style-name="T13"> [] = [ { </text:span><text:span text:style-name="T7">id</text:span><text:span text:style-name="T13">: 1, </text:span><text:span text:style-name="T7">description</text:span><text:span text:style-name="T13">: '</text:span><text:span text:style-name="T7">vip</text:span><text:span text:style-name="T13">', </text:span><text:span text:style-name="T7">price</text:span><text:span text:style-name="T13">: 123 }, … ]</text:span></text:p>
      <text:p text:style-name="P20"/>
      <text:list text:continue-numbering="true" text:style-name="WW8Num1">
        <text:list-item>
          <text:p text:style-name="P15"><text:span text:style-name="T1">Жилищно-коммунальные услуги</text:span>. <text:span text:style-name="T13">Создать модуль (</text:span><text:span text:style-name="T7">module</text:span><text:span text:style-name="T13">) с названием </text:span><text:span text:style-name="T7">Housings</text:span><text:span text:style-name="T13">. В этом модуле разместить компоненты (</text:span><text:span text:style-name="T7">component</text:span><text:span text:style-name="T13">) </text:span><text:span text:style-name="T7">HousingCenter</text:span><text:span text:style-name="T13">, </text:span><text:span text:style-name="T7">HousingList</text:span><text:span text:style-name="T13">, </text:span><text:span text:style-name="T7">HousingDetails</text:span><text:span text:style-name="T13">. 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HousingCenter</text:span><text:span text:style-name="T13">, для которого дочерним подгружается компонент </text:span><text:span text:style-name="T7">HousingList</text:span><text:span text:style-name="T13">. При нажатии на один из элементов списка </text:span><text:span text:style-name="T7">HousingList</text:span><text:span text:style-name="T13"> подгружается соответствующий компонент </text:span><text:span text:style-name="T7">HousingDetails</text:span><text:span text:style-name="T13">. </text:span></text:p>
        </text:list-item>
      </text:list>
      <text:p text:style-name="P18"><text:span text:style-name="T13">Список работ хранить в приложении в файле </text:span><text:span text:style-name="T7">mock</text:span><text:span text:style-name="T13">-</text:span><text:span text:style-name="T7">housing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Housings</text:span><text:span text:style-name="T13">: </text:span><text:span text:style-name="T7">Housing</text:span><text:span text:style-name="T13"> [] = [ { </text:span><text:span text:style-name="T7">id</text:span><text:span text:style-name="T13">: 1, </text:span><text:span text:style-name="T7">description</text:span><text:span text:style-name="T13">: '</text:span><text:span text:style-name="T7">electricity</text:span><text:span text:style-name="T13">', </text:span><text:span text:style-name="T7">worker</text:span><text:span text:style-name="T13">: '</text:span><text:span text:style-name="T7">Drozd</text:span><text:span text:style-name="T13">' }, … ]</text:span></text:p>
      <text:p text:style-name="P20"/>
      <text:list text:continue-numbering="true" text:style-name="WW8Num1">
        <text:list-item>
          <text:p text:style-name="P15"><text:span text:style-name="T1">Прокат</text:span> <text:span text:style-name="T1">автомобилей</text:span>. <text:span text:style-name="T13">Создать модуль (</text:span><text:span text:style-name="T7">module</text:span><text:span text:style-name="T13">) с названием </text:span><text:span text:style-name="T7">Cars</text:span><text:span text:style-name="T13">. В</text:span><text:span text:style-name="T7"> </text:span><text:span text:style-name="T13">этом</text:span><text:span text:style-name="T7"> </text:span><text:span text:style-name="T13">модуле</text:span><text:span text:style-name="T7"> </text:span><text:span text:style-name="T13">разместить</text:span><text:span text:style-name="T7"> </text:span><text:span text:style-name="T13">компоненты</text:span><text:span text:style-name="T7"> (component) CarCenter, CarList, CarDetails. </text:span><text:span text:style-name="T13">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CarCenter</text:span><text:span text:style-name="T13">, для которого дочерним подгружается компонент </text:span><text:span text:style-name="T7">CarList</text:span><text:span text:style-name="T13">. При нажатии на один из элементов списка </text:span><text:span text:style-name="T7">CarList</text:span><text:span text:style-name="T13"> подгружается соответствующий компонент </text:span><text:span text:style-name="T7">CarDetails</text:span><text:span text:style-name="T13">. </text:span></text:p>
        </text:list-item>
      </text:list>
      <text:p text:style-name="P18"><text:span text:style-name="T13">Список автомобилей хранить в приложении в файле </text:span><text:span text:style-name="T7">mock</text:span><text:span text:style-name="T13">-</text:span><text:span text:style-name="T7">car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Cars</text:span><text:span text:style-name="T13">: </text:span><text:span text:style-name="T7">Car</text:span><text:span text:style-name="T13"> [] = [ { </text:span><text:span text:style-name="T7">id</text:span><text:span text:style-name="T13">: 1, </text:span><text:span text:style-name="T7">model</text:span><text:span text:style-name="T13">: '</text:span><text:span text:style-name="T7">BMW</text:span><text:span text:style-name="T13">', </text:span><text:span text:style-name="T7">state</text:span><text:span text:style-name="T13">: '</text:span><text:span text:style-name="T7">good</text:span><text:span text:style-name="T13">', </text:span><text:span text:style-name="T7">price</text:span><text:span text:style-name="T13">: 123 }, … ]</text:span></text:p>
      <text:p text:style-name="P20"><text:soft-page-break/></text:p>
      <text:list text:continue-numbering="true" text:style-name="WW8Num1">
        <text:list-item>
          <text:p text:style-name="P15"><text:span text:style-name="T1">Скачки. </text:span><text:span text:style-name="T13">Создать модуль (</text:span><text:span text:style-name="T7">module</text:span><text:span text:style-name="T13">) с названием </text:span><text:span text:style-name="T7">Races</text:span><text:span text:style-name="T13">. В</text:span><text:span text:style-name="T7"> </text:span><text:span text:style-name="T13">этом</text:span><text:span text:style-name="T7"> </text:span><text:span text:style-name="T13">модуле</text:span><text:span text:style-name="T7"> </text:span><text:span text:style-name="T13">разместить</text:span><text:span text:style-name="T7"> </text:span><text:span text:style-name="T13">компоненты</text:span><text:span text:style-name="T7"> (component) RaceCenter, RaceList, RaceDetails. </text:span><text:span text:style-name="T13">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RaceCenter</text:span><text:span text:style-name="T13">, для которого дочерним подгружается компонент </text:span><text:span text:style-name="T7">RaceList</text:span><text:span text:style-name="T13">. При нажатии на один из элементов списка </text:span><text:span text:style-name="T7">RaceList</text:span><text:span text:style-name="T13"> подгружается соответствующий компонент </text:span><text:span text:style-name="T7">RaceDetails</text:span><text:span text:style-name="T13">. </text:span></text:p>
        </text:list-item>
      </text:list>
      <text:p text:style-name="P18"><text:span text:style-name="T13">Список забегов хранить в приложении в файле </text:span><text:span text:style-name="T7">mock</text:span><text:span text:style-name="T13">-</text:span><text:span text:style-name="T7">race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Races</text:span><text:span text:style-name="T13">: </text:span><text:span text:style-name="T7">Race</text:span><text:span text:style-name="T13"> [] = [ { </text:span><text:span text:style-name="T7">id</text:span><text:span text:style-name="T13">: 1, </text:span><text:span text:style-name="T7">date</text:span><text:span text:style-name="T13">: 1.03, </text:span><text:span text:style-name="T7">winner</text:span><text:span text:style-name="T13">: '</text:span><text:span text:style-name="T7">Luch</text:span><text:span text:style-name="T13">' }, … ]</text:span></text:p>
      <text:p text:style-name="P18"/>
      <text:p text:style-name="P20"/>
      <text:list text:continue-numbering="true" text:style-name="WW8Num1">
        <text:list-item>
          <text:p text:style-name="P15"><text:span text:style-name="T1">Тестирование</text:span>. <text:span text:style-name="T13">Создать модуль (</text:span><text:span text:style-name="T7">module</text:span><text:span text:style-name="T13">) с названием </text:span><text:span text:style-name="T7">Tests</text:span><text:span text:style-name="T13">. В этом модуле разместить компоненты (</text:span><text:span text:style-name="T7">component</text:span><text:span text:style-name="T13">) </text:span><text:span text:style-name="T7">TestCenter</text:span><text:span text:style-name="T13">, </text:span><text:span text:style-name="T7">TestList</text:span><text:span text:style-name="T13">, </text:span><text:span text:style-name="T7">TestDetails</text:span><text:span text:style-name="T13">. 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TestCenter</text:span><text:span text:style-name="T13">, для которого дочерним подгружается компонент </text:span><text:span text:style-name="T7">TestList</text:span><text:span text:style-name="T13">. При нажатии на один из элементов списка </text:span><text:span text:style-name="T7">TestList</text:span><text:span text:style-name="T13"> подгружается соответствующий компонент </text:span><text:span text:style-name="T7">TestDetails</text:span><text:span text:style-name="T13">. </text:span></text:p>
        </text:list-item>
      </text:list>
      <text:p text:style-name="P18"><text:span text:style-name="T13">Список тестов хранить в приложении в файле </text:span><text:span text:style-name="T7">mock</text:span><text:span text:style-name="T13">-</text:span><text:span text:style-name="T7">test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Tests</text:span><text:span text:style-name="T13">: </text:span><text:span text:style-name="T7">Test</text:span><text:span text:style-name="T13"> [] = [ { </text:span><text:span text:style-name="T7">id</text:span><text:span text:style-name="T13">: 1, </text:span><text:span text:style-name="T7">subject</text:span><text:span text:style-name="T13">: '</text:span><text:span text:style-name="T7">Math</text:span><text:span text:style-name="T13">', </text:span><text:span text:style-name="T7">complexity</text:span><text:span text:style-name="T13">: '</text:span><text:span text:style-name="T7">medium</text:span><text:span text:style-name="T13">' }, … ]</text:span></text:p>
      <text:p text:style-name="P20"/>
      <text:list text:continue-numbering="true" text:style-name="WW8Num1">
        <text:list-item>
          <text:p text:style-name="P15"><text:span text:style-name="T1">Кофе-машина</text:span>. <text:span text:style-name="T13">Создать модуль (</text:span><text:span text:style-name="T7">module</text:span><text:span text:style-name="T13">) с названием </text:span><text:span text:style-name="T7">Drinks</text:span><text:span text:style-name="T13">. В этом модуле разместить компоненты (</text:span><text:span text:style-name="T7">component</text:span><text:span text:style-name="T13">) </text:span><text:span text:style-name="T7">DrinkCenter</text:span><text:span text:style-name="T13">, </text:span><text:span text:style-name="T7">DrinkList</text:span><text:span text:style-name="T13">, </text:span><text:span text:style-name="T7">DrinkDetails</text:span><text:span text:style-name="T13">. 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DrinkCenter</text:span><text:span text:style-name="T13">, для которого дочерним подгружается компонент </text:span><text:span text:style-name="T7">DrinkList</text:span><text:span text:style-name="T13">. При нажатии на один из элементов списка </text:span><text:span text:style-name="T7">DrinkList</text:span><text:span text:style-name="T13"> подгружается соответствующий компонент </text:span><text:span text:style-name="T7">DrinkDetails</text:span><text:span text:style-name="T13">. </text:span></text:p>
        </text:list-item>
      </text:list>
      <text:p text:style-name="P18"><text:span text:style-name="T13">Список напитков хранить в приложении в файле </text:span><text:span text:style-name="T7">mock</text:span><text:span text:style-name="T13">-</text:span><text:span text:style-name="T7">drink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Drinks</text:span><text:span text:style-name="T13">: </text:span><text:span text:style-name="T7">Drink</text:span><text:span text:style-name="T13"> [] = [ { </text:span><text:span text:style-name="T7">id</text:span><text:span text:style-name="T13">: 1, </text:span><text:span text:style-name="T7">name</text:span><text:span text:style-name="T13">: '</text:span><text:span text:style-name="T7">Latte</text:span><text:span text:style-name="T13">', </text:span><text:span text:style-name="T7">price</text:span><text:span text:style-name="T13">: 123 }, … ]</text:span></text:p>
      <text:p text:style-name="P20"/>
      <text:list text:continue-numbering="true" text:style-name="WW8Num1">
        <text:list-item>
          <text:p text:style-name="P15"><text:span text:style-name="T1">Парк</text:span>. <text:span text:style-name="T13">Создать модуль (</text:span><text:span text:style-name="T7">module</text:span><text:span text:style-name="T13">) с названием </text:span><text:span text:style-name="T7">Plants</text:span><text:span text:style-name="T13">. В</text:span><text:span text:style-name="T7"> </text:span><text:span text:style-name="T13">этом</text:span><text:span text:style-name="T7"> </text:span><text:span text:style-name="T13">модуле</text:span><text:span text:style-name="T7"> </text:span><text:span text:style-name="T13">разместить</text:span><text:span text:style-name="T7"> </text:span><text:span text:style-name="T13">компоненты</text:span><text:span text:style-name="T7"> (component) PlantCenter, PlantList, PlantDetails. </text:span><text:span text:style-name="T13">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PlantCenter</text:span><text:span text:style-name="T13">, для которого дочерним подгружается компонент </text:span><text:span text:style-name="T7">PlantList</text:span><text:span text:style-name="T13">. При нажатии на один из элементов списка </text:span><text:span text:style-name="T7">PlantList</text:span><text:span text:style-name="T13"> подгружается соответствующий компонент </text:span><text:span text:style-name="T7">PlantDetails</text:span><text:span text:style-name="T13">. </text:span></text:p>
        </text:list-item>
      </text:list>
      <text:p text:style-name="P18"><text:span text:style-name="T13">Список растений хранить в приложении в файле </text:span><text:span text:style-name="T7">mock</text:span><text:span text:style-name="T13">-</text:span><text:span text:style-name="T7">plant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Plants</text:span><text:span text:style-name="T13">: </text:span><text:span text:style-name="T7">Plant</text:span><text:span text:style-name="T13"> [] = [ { </text:span><text:span text:style-name="T7">id</text:span><text:span text:style-name="T13">: 1, </text:span><text:span text:style-name="T7">name</text:span><text:span text:style-name="T13">: '</text:span><text:span text:style-name="T7">tree</text:span><text:span text:style-name="T13">', </text:span><text:span text:style-name="T7">task</text:span><text:span text:style-name="T13">: '</text:span><text:span text:style-name="T7">watering</text:span><text:span text:style-name="T13">' }, … ]</text:span></text:p>
      <text:p text:style-name="P20"/>
      <text:list text:continue-numbering="true" text:style-name="WW8Num1">
        <text:list-item>
          <text:p text:style-name="P15"><text:span text:style-name="T1">Турагентство</text:span>. <text:span text:style-name="T13">Создать модуль (</text:span><text:span text:style-name="T7">module</text:span><text:span text:style-name="T13">) с названием </text:span><text:span text:style-name="T7">Tours</text:span><text:span text:style-name="T13">. В</text:span><text:span text:style-name="T7"> </text:span><text:span text:style-name="T13">этом</text:span><text:span text:style-name="T7"> </text:span><text:span text:style-name="T13">модуле</text:span><text:span text:style-name="T7"> </text:span><text:span text:style-name="T13">разместить</text:span><text:span text:style-name="T7"> </text:span><text:span text:style-name="T13">компоненты</text:span><text:span text:style-name="T7"> (component) TourCenter, TourList, TourDetails. </text:span><text:span text:style-name="T13">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TourCenter</text:span><text:span text:style-name="T13">, для которого дочерним подгружается компонент </text:span><text:span text:style-name="T7">TourList</text:span><text:span text:style-name="T13">. При нажатии на один из элементов списка </text:span><text:span text:style-name="T7">TourList</text:span><text:span text:style-name="T13"> подгружается соответствующий компонент </text:span><text:span text:style-name="T7">TourDetails</text:span><text:span text:style-name="T13">. </text:span></text:p>
        </text:list-item>
      </text:list>
      <text:p text:style-name="P18"><text:span text:style-name="T13">Список туров хранить в приложении в файле </text:span><text:span text:style-name="T7">mock</text:span><text:span text:style-name="T13">-</text:span><text:span text:style-name="T7">tour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Tours</text:span><text:span text:style-name="T13">: </text:span><text:span text:style-name="T7">Tour</text:span><text:span text:style-name="T13"> [] = [ { </text:span><text:span text:style-name="T7">id</text:span><text:span text:style-name="T13">: 1, </text:span><text:span text:style-name="T7">destination</text:span><text:span text:style-name="T13">: '</text:span><text:span text:style-name="T7">Paris</text:span><text:span text:style-name="T13">', </text:span><text:span text:style-name="T7">type</text:span><text:span text:style-name="T13">: '</text:span><text:span text:style-name="T7">excursion</text:span><text:span text:style-name="T13">' }, … ]</text:span></text:p>
      <text:p text:style-name="P17"/>
      <text:p text:style-name="P19">21. Система <text:span text:style-name="T1">Команда разработчиков</text:span>. <text:span text:style-name="T13">Создать модуль (</text:span><text:span text:style-name="T7">module</text:span><text:span text:style-name="T13">) с названием </text:span><text:span text:style-name="T7">Developers</text:span><text:span text:style-name="T13">. В этом модуле разместить компоненты (</text:span><text:span text:style-name="T7">component</text:span><text:span text:style-name="T13">) </text:span><text:span text:style-name="T7">DeveloperCenter</text:span><text:span text:style-name="T13">, </text:span><text:span text:style-name="T7">DeveloperList</text:span><text:span text:style-name="T13">, </text:span><text:span text:style-name="T7">DeveloperDetails</text:span><text:span text:style-name="T13">. 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DeveloperCenter</text:span><text:span text:style-name="T13">, для которого дочерним подгружается компонент </text:span><text:span text:style-name="T7">DeveloperList</text:span><text:span text:style-name="T13">. При нажатии на один из элементов списка </text:span><text:span text:style-name="T7">DeveloperList</text:span><text:span text:style-name="T13"> подгружается соответствующий компонент </text:span><text:span text:style-name="T7">DeveloperDetails</text:span><text:span text:style-name="T13">. </text:span></text:p>
      <text:p text:style-name="P20"><text:span text:style-name="T13">Список разработчиков хранить в приложении в файле </text:span><text:span text:style-name="T7">mock</text:span><text:span text:style-name="T13">-</text:span><text:span text:style-name="T7">developer</text:span><text:span text:style-name="T13">-</text:span><text:span text:style-name="T7">list</text:span><text:span text:style-name="T13">.</text:span><text:span text:style-name="T7">ts</text:span><text:span text:style-name="T13"> в виде массива: </text:span><text:span text:style-name="T7">Developers</text:span><text:span text:style-name="T13">: </text:span><text:span text:style-name="T7">Developer</text:span><text:span text:style-name="T13"> [] = [ { </text:span><text:span text:style-name="T7">id</text:span><text:span text:style-name="T13">: 1, </text:span><text:span text:style-name="T7">name</text:span><text:span text:style-name="T13">: '</text:span><text:span text:style-name="T7">Drozd</text:span><text:span text:style-name="T13">', </text:span><text:span text:style-name="T7">qualification</text:span><text:span text:style-name="T13">: '</text:span><text:span text:style-name="T7">manager</text:span><text:span text:style-name="T13">', </text:span><text:span text:style-name="T7">salary</text:span><text:span text:style-name="T13">: 123 }, … ]</text:span></text:p>
      <text:p text:style-name="P20"><text:soft-page-break/></text:p>
      <text:p text:style-name="P20"/>
      <text:p text:style-name="P19">22. <text:span text:style-name="T1">Видеотека</text:span>. <text:span text:style-name="T13">Создать модуль (</text:span><text:span text:style-name="T7">module</text:span><text:span text:style-name="T13">) с названием </text:span><text:span text:style-name="T7">Movies</text:span><text:span text:style-name="T13">. В</text:span><text:span text:style-name="T7"> </text:span><text:span text:style-name="T13">этом</text:span><text:span text:style-name="T7"> </text:span><text:span text:style-name="T13">модуле</text:span><text:span text:style-name="T7"> </text:span><text:span text:style-name="T13">разместить</text:span><text:span text:style-name="T7"> </text:span><text:span text:style-name="T13">компоненты</text:span><text:span text:style-name="T7"> (component) MovieCenter, MovieList, MovieDetails. </text:span><text:span text:style-name="T13">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MovieCenter</text:span><text:span text:style-name="T13">, для которого дочерним подгружается компонент </text:span><text:span text:style-name="T7">MovieList</text:span><text:span text:style-name="T13">. При нажатии на один из элементов списка </text:span><text:span text:style-name="T7">MovieList</text:span><text:span text:style-name="T13"> подгружается соответствующий компонент </text:span><text:span text:style-name="T7">MovieDetails</text:span><text:span text:style-name="T13">. </text:span></text:p>
      <text:p text:style-name="P20"><text:span text:style-name="T13">Список фильмов хранить в приложении в файле </text:span><text:span text:style-name="T7">mock</text:span><text:span text:style-name="T13">-</text:span><text:span text:style-name="T7">movie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Movies</text:span><text:span text:style-name="T13">: </text:span><text:span text:style-name="T7">Movie</text:span><text:span text:style-name="T13"> [] = [ { </text:span><text:span text:style-name="T7">id</text:span><text:span text:style-name="T13">: 1, </text:span><text:span text:style-name="T7">name</text:span><text:span text:style-name="T13">: '</text:span><text:span text:style-name="T7">Math</text:span><text:span text:style-name="T13">', </text:span><text:span text:style-name="T7">direcor</text:span><text:span text:style-name="T13">: '</text:span><text:span text:style-name="T7">Drozd</text:span><text:span text:style-name="T13">'. </text:span><text:span text:style-name="T7">date</text:span><text:span text:style-name="T13">: 1.02 }, … ]</text:span></text:p>
      <text:p text:style-name="P6"/>
      <text:p text:style-name="P19">23. <text:span text:style-name="T1">Расписание занятий</text:span>. <text:span text:style-name="T13">Создать модуль (</text:span><text:span text:style-name="T7">module</text:span><text:span text:style-name="T13">) с названием </text:span><text:span text:style-name="T7">Subjects</text:span><text:span text:style-name="T13">. В этом модуле разместить компоненты (</text:span><text:span text:style-name="T7">component</text:span><text:span text:style-name="T13">) </text:span><text:span text:style-name="T7">SubjectCenter</text:span><text:span text:style-name="T13">, </text:span><text:span text:style-name="T7">SubjectList</text:span><text:span text:style-name="T13">, </text:span><text:span text:style-name="T7">SubjectDetails</text:span><text:span text:style-name="T13">. 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SubjectCenter</text:span><text:span text:style-name="T13">, для которого дочерним подгружается компонент </text:span><text:span text:style-name="T7">SubjectList</text:span><text:span text:style-name="T13">. При нажатии на один из элементов списка </text:span><text:span text:style-name="T7">SubjectList</text:span><text:span text:style-name="T13"> подгружается соответствующий компонент </text:span><text:span text:style-name="T7">SubjectDetails</text:span><text:span text:style-name="T13">. </text:span></text:p>
      <text:p text:style-name="P20"><text:span text:style-name="T13">Список дисциплин хранить в приложении в файле </text:span><text:span text:style-name="T7">mock</text:span><text:span text:style-name="T13">-</text:span><text:span text:style-name="T7">subject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Subjects</text:span><text:span text:style-name="T13">: </text:span><text:span text:style-name="T7">Subject</text:span><text:span text:style-name="T13"> [] = [ { </text:span><text:span text:style-name="T7">id</text:span><text:span text:style-name="T13">: 1, </text:span><text:span text:style-name="T7">name</text:span><text:span text:style-name="T13">: '</text:span><text:span text:style-name="T7">Math</text:span><text:span text:style-name="T13">', </text:span><text:span text:style-name="T7">teacher</text:span><text:span text:style-name="T13">: '</text:span><text:span text:style-name="T7">Drozd</text:span><text:span text:style-name="T13">', </text:span><text:span text:style-name="T7">dayWeek</text:span><text:span text:style-name="T13">: ‘</text:span><text:span text:style-name="T7">monday</text:span><text:span text:style-name="T13">’, </text:span><text:span text:style-name="T7">class</text:span><text:span text:style-name="T13">: 123 }, … ]</text:span></text:p>
      <text:p text:style-name="P20"/>
      <text:p text:style-name="P19">24. <text:span text:style-name="T1">Погода</text:span>. <text:span text:style-name="T13">Создать модуль (</text:span><text:span text:style-name="T7">module</text:span><text:span text:style-name="T13">) с названием </text:span><text:span text:style-name="T7">Regions</text:span><text:span text:style-name="T13">. В</text:span><text:span text:style-name="T7"> </text:span><text:span text:style-name="T13">этом</text:span><text:span text:style-name="T7"> </text:span><text:span text:style-name="T13">модуле</text:span><text:span text:style-name="T7"> </text:span><text:span text:style-name="T13">разместить</text:span><text:span text:style-name="T7"> </text:span><text:span text:style-name="T13">компоненты</text:span><text:span text:style-name="T7"> (component) RegionCenter, RegionList, RegionDetails. </text:span><text:span text:style-name="T13">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RegionCenter</text:span><text:span text:style-name="T13">, для которого дочерним подгружается компонент </text:span><text:span text:style-name="T7">RegionList</text:span><text:span text:style-name="T13">. При нажатии на один из элементов списка </text:span><text:span text:style-name="T7">RegionList</text:span><text:span text:style-name="T13"> подгружается соответствующий компонент </text:span><text:span text:style-name="T7">RegionDetails</text:span><text:span text:style-name="T13">. </text:span></text:p>
      <text:p text:style-name="P20"><text:span text:style-name="T13">Список регионов хранить в приложении в файле </text:span><text:span text:style-name="T7">mock</text:span><text:span text:style-name="T13">-</text:span><text:span text:style-name="T7">region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Regions</text:span><text:span text:style-name="T13">: </text:span><text:span text:style-name="T7">Region</text:span><text:span text:style-name="T13"> [] = [ { </text:span><text:span text:style-name="T7">id</text:span><text:span text:style-name="T13">: 1, </text:span><text:span text:style-name="T7">name</text:span><text:span text:style-name="T13">: '</text:span><text:span text:style-name="T7">Gomel</text:span><text:span text:style-name="T13">', </text:span><text:span text:style-name="T7">language</text:span><text:span text:style-name="T13">: ‘</text:span><text:span text:style-name="T7">russian</text:span><text:span text:style-name="T13">’, </text:span><text:span text:style-name="T7">square</text:span><text:span text:style-name="T13">: 123 }, … ]</text:span></text:p>
      <text:p text:style-name="P20"/>
      <text:p text:style-name="P19">25. Система <text:span text:style-name="T1">LowCost-Авиакомпания</text:span>. <text:span text:style-name="T13">Создать модуль (</text:span><text:span text:style-name="T7">module</text:span><text:span text:style-name="T13">) с названием </text:span><text:span text:style-name="T7">Flights</text:span><text:span text:style-name="T13">. В этом модуле разместить компоненты (</text:span><text:span text:style-name="T7">component</text:span><text:span text:style-name="T13">) </text:span><text:span text:style-name="T7">FlightCenter</text:span><text:span text:style-name="T13">, </text:span><text:span text:style-name="T7">FlightList</text:span><text:span text:style-name="T13">, </text:span><text:span text:style-name="T7">FlightDetails</text:span><text:span text:style-name="T13">. 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FlightCenter</text:span><text:span text:style-name="T13">, для которого дочерним подгружается компонент </text:span><text:span text:style-name="T7">FlightList</text:span><text:span text:style-name="T13">. При нажатии на один из элементов списка </text:span><text:span text:style-name="T7">FlightList</text:span><text:span text:style-name="T13"> подгружается соответствующий компонент </text:span><text:span text:style-name="T7">FlightDetails</text:span><text:span text:style-name="T13">. </text:span></text:p>
      <text:p text:style-name="P19"><text:span text:style-name="T13">Список рейсов хранить в приложении в файле </text:span><text:span text:style-name="T7">mock</text:span><text:span text:style-name="T13">-</text:span><text:span text:style-name="T7">flight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Flights</text:span><text:span text:style-name="T13">: </text:span><text:span text:style-name="T7">Flight</text:span><text:span text:style-name="T13"> [] = [ { </text:span><text:span text:style-name="T7">id</text:span><text:span text:style-name="T13">: 1, </text:span><text:span text:style-name="T7">from</text:span><text:span text:style-name="T13">: '</text:span><text:span text:style-name="T7">Minsk</text:span><text:span text:style-name="T13">', </text:span><text:span text:style-name="T7">to</text:span><text:span text:style-name="T13">: ‘</text:span><text:span text:style-name="T7">London</text:span><text:span text:style-name="T13">’, </text:span><text:span text:style-name="T7">date</text:span><text:span text:style-name="T13">: 1.03, </text:span><text:span text:style-name="T7">luggage</text:span><text:span text:style-name="T13">: 20, </text:span><text:span text:style-name="T7">price</text:span><text:span text:style-name="T13">: 80 }, … ]</text:span></text:p>
      <text:p text:style-name="P2"/>
      <text:p text:style-name="P19"><text:span text:style-name="T12">26. Зоопарк. </text:span><text:span text:style-name="T13">Создать модуль (</text:span><text:span text:style-name="T7">module</text:span><text:span text:style-name="T13">) с названием </text:span><text:span text:style-name="T7">Zoo</text:span><text:span text:style-name="T13">. В</text:span><text:span text:style-name="T7"> </text:span><text:span text:style-name="T13">этом</text:span><text:span text:style-name="T7"> </text:span><text:span text:style-name="T13">модуле</text:span><text:span text:style-name="T7"> </text:span><text:span text:style-name="T13">разместить</text:span><text:span text:style-name="T7"> </text:span><text:span text:style-name="T13">компоненты</text:span><text:span text:style-name="T7"> (component) AnimalCenter, AnimalList, AnimalDetails. </text:span><text:span text:style-name="T13">Добавить навигацию: при открытии проекта на место элемента &lt;</text:span><text:span text:style-name="T7">router</text:span><text:span text:style-name="T13">-</text:span><text:span text:style-name="T7">outlet</text:span><text:span text:style-name="T13">&gt; отображается компонент </text:span><text:span text:style-name="T7">AnimalCenter</text:span><text:span text:style-name="T13">, для которого дочерним подгружается компонент </text:span><text:span text:style-name="T7">AnimalList</text:span><text:span text:style-name="T13">. При нажатии на один из элементов списка </text:span><text:span text:style-name="T7">AnimalList</text:span><text:span text:style-name="T13"> подгружается соответствующий компонент </text:span><text:span text:style-name="T7">AnimalDetails</text:span><text:span text:style-name="T13">. </text:span></text:p>
      <text:p text:style-name="Standard"><text:span text:style-name="T13">Список животных хранить в приложении в файле </text:span><text:span text:style-name="T7">mock</text:span><text:span text:style-name="T13">-</text:span><text:span text:style-name="T7">animal</text:span><text:span text:style-name="T13">-</text:span><text:span text:style-name="T7">list</text:span><text:span text:style-name="T13">.</text:span><text:span text:style-name="T7">ts</text:span><text:span text:style-name="T13"> в виде массива: <text:line-break/></text:span><text:span text:style-name="T7">Animals</text:span><text:span text:style-name="T13">: </text:span><text:span text:style-name="T7">Animal</text:span><text:span text:style-name="T13"> [] = [ { </text:span><text:span text:style-name="T7">id</text:span><text:span text:style-name="T13">: 1, </text:span><text:span text:style-name="T7">animalkind</text:span><text:span text:style-name="T13">:’</text:span><text:span text:style-name="T7">Panda</text:span><text:span text:style-name="T13">’, </text:span><text:span text:style-name="T7">nikname</text:span><text:span text:style-name="T13">: '</text:span><text:span text:style-name="T7">Boo</text:span><text:span text:style-name="T13">', </text:span><text:span text:style-name="T7">age</text:span><text:span text:style-name="T13">: ‘3’, </text:span><text:span text:style-name="T7">weight</text:span><text:span text:style-name="T13">: ‘12’ }, … ]</text:span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, 'Century Gothic', 'Times New Roman'" style:font-family-generic="roman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language="none" fo:country="none" fo:font-weight="bol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language="none" fo:country="none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language="en" fo:country="US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style:contextual-spacing="false" fo:keep-with-next="always"/>
      <style:text-properties fo:language="none" fo:country="none" fo:font-weight="bold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style:font-name="Calibri" fo:font-family="Calibri, 'Century Gothic', 'Times New Roman'" style:font-family-generic="roman" fo:font-size="13pt" fo:language="en" fo:country="US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top="0in" fo:margin-bottom="0.166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top="0in" fo:margin-bottom="0.166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text-indent="0in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8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text-indent="0in" style:auto-text-indent="false">
        <style:tab-stops>
          <style:tab-stop style:position="6.2984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902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5.9047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51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1173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811in" fo:text-indent="0in" style:auto-text-indent="false">
        <style:tab-stops>
          <style:tab-stop style:position="5.511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8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52in" fo:text-indent="0in" style:auto-text-indent="false">
        <style:tab-stops>
          <style:tab-stop style:position="5.1173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717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font-weight="bold" style:font-size-asian="16pt" style:language-asian="zh" style:country-asian="CN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4pt" fo:font-style="italic" fo:font-weight="bold" style:font-size-asian="14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fo:color="#4f81bd" loext:opacity="100%" style:font-name="Cambria" fo:font-family="Cambria" style:font-family-generic="roman" style:font-pitch="variable" fo:font-size="14pt" fo:language="en" fo:country="US" fo:font-weight="bold" style:font-size-asian="14pt" style:language-asian="zh" style:country-asian="CN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zh" style:country-asian="CN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Calibri" fo:font-family="Calibri, 'Century Gothic', 'Times New Roman'" style:font-family-generic="roman" fo:font-size="13pt" fo:language="en" fo:country="US" fo:font-style="italic" fo:font-weight="bold" style:font-size-asian="13pt" style:language-asian="zh" style:country-asian="CN" style:font-style-asian="italic" style:font-weight-asian="bold" style:font-name-complex="Calibri" style:font-family-complex="Calibri, 'Century Gothic', 'Times New Roman'" style:font-family-generic-complex="roman" style:font-size-complex="13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draw:fill="none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Trevel</meta:initial-creator>
    <meta:creation-date>2019-03-10T13:55:00</meta:creation-date>
    <dc:date>2024-09-02T14:14:01.691562546</dc:date>
    <meta:editing-cycles>38</meta:editing-cycles>
    <meta:editing-duration>PT19H29M45S</meta:editing-duration>
    <meta:document-statistic meta:table-count="1" meta:image-count="0" meta:object-count="0" meta:page-count="6" meta:paragraph-count="100" meta:word-count="2291" meta:character-count="18176" meta:non-whitespace-character-count="15932"/>
    <meta:generator>LibreOffice/24.2.5.2$Linux_X86_64 LibreOffice_project/420$Build-2</meta:generator>
  </office:meta>
</office:document-meta>
</file>